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 fo:background-color="#FFFF00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 fo:background-color="#FFFF00"/>
    </style:style>
    <style:style style:name="T1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 fo:background-color="#FFFF00"/>
    </style:style>
    <style:style style:name="T1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 fo:background-color="#FFFF00"/>
    </style:style>
    <style:style style:name="T1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 fo:background-color="#FFFF00"/>
    </style:style>
    <style:style style:name="T2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 fo:background-color="#FFFF00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 fo:background-color="#FFFF00"/>
    </style:style>
    <style:style style:name="T31" style:parent-style-name="Policepardéfaut" style:family="text">
      <style:text-properties fo:font-weight="bold" style:font-weight-asian="bold" fo:font-size="12pt" style:font-size-asian="12pt" style:font-size-complex="12pt"/>
    </style:style>
    <style:style style:name="TableColumn33" style:family="table-column">
      <style:table-column-properties style:column-width="0.9812in"/>
    </style:style>
    <style:style style:name="TableColumn34" style:family="table-column">
      <style:table-column-properties style:column-width="5.3118in"/>
    </style:style>
    <style:style style:name="Table32" style:family="table">
      <style:table-properties style:width="6.29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5" style:parent-style-name="Normal" style:family="paragraph">
      <style:text-properties fo:font-weight="bold" style:font-weight-asian="bold" fo:color="#ED7D31" fo:font-size="12pt" style:font-size-asian="12pt" style:font-size-complex="12pt"/>
    </style:style>
    <style:style style:name="T46" style:parent-style-name="Policepardéfaut" style:family="text">
      <style:text-properties fo:font-weight="bold" style:font-weight-asian="bold" fo:font-size="12pt" style:font-size-asian="12pt" style:font-size-complex="12pt" fo:language="en" fo:country="GB"/>
    </style:style>
    <style:style style:name="T47" style:parent-style-name="Policepardéfaut" style:family="text">
      <style:text-properties fo:font-size="12pt" style:font-size-asian="12pt" style:font-size-complex="12pt" fo:language="en" fo:country="GB"/>
    </style:style>
    <style:style style:name="P48" style:parent-style-name="Normal" style:family="paragraph">
      <style:text-properties fo:font-size="12pt" style:font-size-asian="12pt" style:font-size-complex="12pt" fo:language="en" fo:country="GB"/>
    </style:style>
    <style:style style:name="T49" style:parent-style-name="Policepardéfaut" style:family="text">
      <style:text-properties fo:font-size="12pt" style:font-size-asian="12pt" style:font-size-complex="12pt" fo:language="en" fo:country="GB"/>
    </style:style>
    <style:style style:name="T50" style:parent-style-name="Policepardéfaut" style:family="text">
      <style:text-properties fo:font-size="12pt" style:font-size-asian="12pt" style:font-size-complex="12pt" fo:background-color="#FFFF00" fo:language="en" fo:country="GB"/>
    </style:style>
    <style:style style:name="T51" style:parent-style-name="Policepardéfaut" style:family="text">
      <style:text-properties fo:font-size="12pt" style:font-size-asian="12pt" style:font-size-complex="12pt" fo:language="en" fo:country="GB"/>
    </style:style>
    <style:style style:name="T52" style:parent-style-name="Policepardéfaut" style:family="text">
      <style:text-properties fo:font-size="12pt" style:font-size-asian="12pt" style:font-size-complex="12pt" fo:language="en" fo:country="GB"/>
    </style:style>
    <style:style style:name="T53" style:parent-style-name="Policepardéfaut" style:family="text">
      <style:text-properties fo:font-size="12pt" style:font-size-asian="12pt" style:font-size-complex="12pt" fo:background-color="#FFFF00" fo:language="en" fo:country="GB"/>
    </style:style>
    <style:style style:name="T54" style:parent-style-name="Policepardéfaut" style:family="text">
      <style:text-properties fo:font-size="12pt" style:font-size-asian="12pt" style:font-size-complex="12pt" fo:language="en" fo:country="GB"/>
    </style:style>
    <style:style style:name="T55" style:parent-style-name="Policepardéfaut" style:family="text">
      <style:text-properties fo:font-weight="bold" style:font-weight-asian="bold" fo:font-size="12pt" style:font-size-asian="12pt" style:font-size-complex="12pt" fo:language="en" fo:country="GB"/>
    </style:style>
    <style:style style:name="T56" style:parent-style-name="Policepardéfaut" style:family="text">
      <style:text-properties fo:font-size="12pt" style:font-size-asian="12pt" style:font-size-complex="12pt" fo:language="en" fo:country="GB"/>
    </style:style>
    <style:style style:name="T57" style:parent-style-name="Policepardéfaut" style:family="text">
      <style:text-properties fo:font-size="12pt" style:font-size-asian="12pt" style:font-size-complex="12pt" fo:language="en" fo:country="GB"/>
    </style:style>
    <style:style style:name="P58" style:parent-style-name="Normal" style:family="paragraph">
      <style:text-properties fo:font-size="12pt" style:font-size-asian="12pt" style:font-size-complex="12pt" fo:language="en" fo:country="GB"/>
    </style:style>
    <style:style style:name="P59" style:parent-style-name="Normal" style:family="paragraph">
      <style:paragraph-properties>
        <style:tab-stops>
          <style:tab-stop style:type="left" style:position="3.2395in"/>
        </style:tab-stops>
      </style:paragraph-properties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 fo:background-color="#FF0000"/>
    </style:style>
    <style:style style:name="T63" style:parent-style-name="Policepardéfaut" style:family="text">
      <style:text-properties fo:font-size="12pt" style:font-size-asian="12pt" style:font-size-complex="12pt" fo:background-color="#FFFF00"/>
    </style:style>
    <style:style style:name="P64" style:parent-style-name="Normal" style:family="paragraph">
      <style:paragraph-properties>
        <style:tab-stops>
          <style:tab-stop style:type="left" style:position="2.052in"/>
        </style:tab-stops>
      </style:paragraph-properties>
    </style:style>
    <style:style style:name="T6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 fo:background-color="#FFFF00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 fo:background-color="#FF0000"/>
    </style:style>
    <style:style style:name="T7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 fo:background-color="#FF0000"/>
    </style:style>
    <style:style style:name="T7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 fo:background-color="#FFFF00"/>
    </style:style>
    <style:style style:name="T77" style:parent-style-name="Policepardéfaut" style:family="text">
      <style:text-properties fo:font-size="12pt" style:font-size-asian="12pt" style:font-size-complex="12pt" fo:background-color="#FFFF00"/>
    </style:style>
    <style:style style:name="T78" style:parent-style-name="Policepardéfaut" style:family="text">
      <style:text-properties fo:font-weight="bold" style:font-weight-asian="bold"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 fo:background-color="#FFFF00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 fo:background-color="#FFFF00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T85" style:parent-style-name="Policepardéfaut" style:family="text">
      <style:text-properties fo:font-weight="bold" style:font-weight-asian="bold"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 fo:background-color="#FFFF00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T89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0" style:parent-style-name="Policepardéfaut" style:family="text">
      <style:text-properties fo:font-size="12pt" style:font-size-asian="12pt" style:font-size-complex="12pt"/>
    </style:style>
    <style:style style:name="P91" style:parent-style-name="Normal" style:family="paragraph">
      <style:paragraph-properties>
        <style:tab-stops>
          <style:tab-stop style:type="left" style:position="3.5729in"/>
        </style:tab-stops>
      </style:paragraph-properties>
    </style:style>
    <style:style style:name="T9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3" style:parent-style-name="Policepardéfaut" style:family="text">
      <style:text-properties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 fo:background-color="#FF0000"/>
    </style:style>
    <style:style style:name="T97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 fo:background-color="#FF0000"/>
    </style:style>
    <style:style style:name="T10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P105" style:parent-style-name="Normal" style:family="paragraph">
      <style:text-properties fo:font-weight="bold" style:font-weight-asian="bold"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>DM de révision</text:p>
      <text:p text:style-name="P3"/>
      <text:p text:style-name="Normal"><text:span text:style-name="T4">1.</text:span><text:span text:style-name="T5"><text:s/>(18 000 – 15 000) ÷ 15 000 * 100 = 20%. <text:s/>Le taux d’évolution est de<text:s/></text:span><text:span text:style-name="T6">+20%.</text:span><text:span text:style-name="T7"><text:s/></text:span></text:p>
      <text:p text:style-name="Normal"><text:span text:style-name="T8">2.</text:span><text:span text:style-name="T9"><text:s/>(12 000 – 15 000) ÷ 15 000 * 100 = -20%. Le taux d’évolution est de<text:s/></text:span><text:span text:style-name="T10">-20%.</text:span></text:p>
      <text:p text:style-name="Normal"><text:span text:style-name="T11">3.</text:span><text:span text:style-name="T12"><text:s/>1,2 * 0,8 = 0,96. Non, le prix n’est pas revenu au prix<text:s/></text:span><text:span text:style-name="T13">initial car il a<text:s/></text:span><text:span text:style-name="T14">baissé de 4%.</text:span></text:p>
      <text:p text:style-name="Normal"><text:span text:style-name="T15">4.</text:span><text:span text:style-name="T16"><text:s/>1,2 * 0,90 * 0,70 * 1,1 = 0, 8316 = -16,84%. Le taux d’évolution global est de<text:s/></text:span><text:span text:style-name="T17">-16,84%.</text:span></text:p>
      <text:p text:style-name="Normal"><text:span text:style-name="T18">5.</text:span><text:span text:style-name="T19"><text:s/>1,6 puissance (1/5) = 1,098. Le taux d’évolution annuel est de<text:s/></text:span><text:span text:style-name="T20">+ 10%</text:span></text:p>
      <text:p text:style-name="Normal"><text:span text:style-name="T21">6.<text:s/></text:span><text:span text:style-name="T22">3 *x² + 2 * x + 2 =<text:s/></text:span><text:span text:style-name="T23">3x² + 2x + 2</text:span><text:span text:style-name="T24"><text:s/></text:span></text:p>
      <text:p text:style-name="Normal"><text:span text:style-name="T25">7.</text:span><text:span text:style-name="T26"><text:s/>Δ</text:span><text:span text:style-name="T27"><text:s/></text:span><text:span text:style-name="T28">= b² - 4ac = (-3) ²<text:s/></text:span><text:span text:style-name="T29">- 4* 2*1 = 9-8 =<text:s/></text:span><text:span text:style-name="T30">1.</text:span></text:p>
      <text:p text:style-name="Normal"><text:span text:style-name="T31">8.<text:s/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/>x</text:p>
          </table:table-cell>
          <table:table-cell table:style-name="TableCell38">
            <text:p text:style-name="P39">+∞ <text:s text:c="57"/>1 <text:s text:c="62"/>-∞</text:p>
          </table:table-cell>
        </table:table-row>
        <table:table-row table:style-name="TableRow40">
          <table:table-cell table:style-name="TableCell41">
            <text:p text:style-name="P42">3x² + 2x + 2</text:p>
          </table:table-cell>
          <table:table-cell table:style-name="TableCell43">
            <text:p text:style-name="P44"><text:s text:c="32"/>+<text:s/><text:s text:c="29"/>- <text:s text:c="35"/>+</text:p>
          </table:table-cell>
        </table:table-row>
      </table:table>
      <text:p text:style-name="P45">Il manque les solutions que tu obtiens avec delta</text:p>
      <text:p text:style-name="Normal"><text:span text:style-name="T46">9.<text:s/></text:span><text:span text:style-name="T47">(x – 5) (x² + x + 1) = x³ - 4x² - 4x - 5</text:span></text:p>
      <text:p text:style-name="P48"><text:s/>= x * x² + x * x + x*1 + (-5) * x² + (-5) * x + (-5) * 1</text:p>
      <text:p text:style-name="Normal"><text:span text:style-name="T49">= x³ + x² + 1x – 5x² - 5x<text:s/></text:span><text:span text:style-name="T50">-</text:span><text:span text:style-name="T51"><text:s/>5</text:span></text:p>
      <text:p text:style-name="Normal"><text:span text:style-name="T52">=<text:s/></text:span><text:span text:style-name="T53">x³ - 4x² - 4x – 5</text:span><text:span text:style-name="T54">.</text:span></text:p>
      <text:p text:style-name="Normal"><text:span text:style-name="T55">10.<text:s/></text:span><text:span text:style-name="T56">f(x)= (x³ + x ² = 2x + 1) ÷<text:s/></text:span><text:span text:style-name="T57">x</text:span></text:p>
      <text:p text:style-name="P58">f ’(x) = (( 3x² + 2x +2 ) * x – (x³ + x² + 2x + 1) * 1) ÷ x²</text:p>
      <text:p text:style-name="P59"><text:span text:style-name="T60">f ’(x) = (3x³ + 2x² + 2x + x³ - x² - 2x – 1) ÷ x²</text:span><text:span text:style-name="T61"><text:tab/><text:s/></text:span><text:span text:style-name="T62">tu devrais avoir un – devant x^3</text:span></text:p>
      <text:p text:style-name="Normal"><text:span text:style-name="T63">f ‘(x)= (4x – 3x² - 4x – 1) ÷ x²</text:span></text:p>
      <text:p text:style-name="P64"><text:span text:style-name="T65">11.<text:s/></text:span><text:span text:style-name="T66">y= 10,6x + 1,14</text:span><text:span text:style-name="T67">.</text:span><text:span text:style-name="T68"><text:tab/><text:s/></text:span><text:span text:style-name="T69">Arrondi plutôt à deux chiffres après la virgule</text:span></text:p>
      <text:p text:style-name="Normal"><text:span text:style-name="T70">12.<text:s/></text:span><text:span text:style-name="T71">Le point moyen de xi = 4,5. Le point moyen de yi = 49,2.</text:span><text:span text:style-name="T72"><text:s text:c="2"/></text:span><text:span text:style-name="T73">Arrondi plutôt à deux chiffres après la virgule</text:span></text:p>
      <text:p text:style-name="Normal"><text:span text:style-name="T74">13.<text:s/></text:span><text:span text:style-name="T75">10,6 * 10 + 1,14 =<text:s/></text:span><text:span text:style-name="T76">107,1</text:span><text:span text:style-name="T77">4</text:span></text:p>
      <text:p text:style-name="Normal"><text:span text:style-name="T78">14.<text:s/></text:span><text:span text:style-name="T79">10,6 * 14 + 1,14 =<text:s/></text:span><text:span text:style-name="T80">149,54</text:span><text:span text:style-name="T81"><text:s/>→ pour 2024.</text:span></text:p>
      <text:p text:style-name="Normal"><text:span text:style-name="T82"><text:s text:c="7"/>10,6 * 15 + 1,14 =<text:s/></text:span><text:span text:style-name="T83">160,14</text:span><text:span text:style-name="T84"><text:s/>→ pour 2025. Elle dépassera la valeur 150 à partir de 2025.</text:span></text:p>
      <text:p text:style-name="Normal"><text:span text:style-name="T85">15.<text:s/></text:span><text:span text:style-name="T86">10,6 * 10 + 1,14 =<text:s/></text:span><text:span text:style-name="T87">107,14</text:span><text:span text:style-name="T88">, non car elle est de 107,14 en 2020.</text:span></text:p>
      <text:p text:style-name="Normal"><text:span text:style-name="T89">16.<text:s/></text:span><text:span text:style-name="T90">Un = 5 + 7n.</text:span></text:p>
      <text:p text:style-name="P91"><text:span text:style-name="T92">17. <text:s/></text:span><text:span text:style-name="T93">u3 +… + u20 = (5 + 7 *n, n,<text:s/></text:span><text:span text:style-name="T94">3, 20, 1)</text:span><text:span text:style-name="T95"><text:tab/></text:span><text:span text:style-name="T96">mets la réponse</text:span></text:p>
      <text:p text:style-name="Normal"><text:span text:style-name="T97">18.<text:s/></text:span><text:span text:style-name="T98">Un =</text:span><text:span text:style-name="T99"><text:s/></text:span><text:span text:style-name="T100">5 * 1,2n.</text:span><text:span text:style-name="T101"><text:s/></text:span><text:span text:style-name="T102">le n est en puissance</text:span></text:p>
      <text:p text:style-name="Normal"><text:span text:style-name="T103">19.<text:s/></text:span><text:span text:style-name="T104">u3 + … + u20 =<text:s/></text:span></text:p>
      <text:p text:style-name="P105">20.<text:s/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GENNIN</text:p>
        <text:p text:style-name="En-tête">Laureen</text:p>
        <text:p text:style-name="En-tête">TSTMG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en</meta:initial-creator>
    <dc:creator>patrick lemaire</dc:creator>
    <meta:creation-date>2020-03-31T10:34:00Z</meta:creation-date>
    <dc:date>2020-04-01T08:25:00Z</dc:date>
    <meta:template xlink:href="Normal" xlink:type="simple"/>
    <meta:editing-cycles>4</meta:editing-cycles>
    <meta:editing-duration>PT7500S</meta:editing-duration>
    <meta:document-statistic meta:page-count="1" meta:paragraph-count="3" meta:word-count="266" meta:character-count="1726" meta:row-count="12" meta:non-whitespace-character-count="1463"/>
  </office:meta>
</office:document-meta>
</file>